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 Osmanya" svg:font-family="'Noto Sans Osmanya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6pt" officeooo:rsid="001b61aa" officeooo:paragraph-rsid="001b61aa" style:font-size-asian="6pt" style:font-size-complex="6pt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3212*" fo:start-indent="0in" fo:end-indent="0in"/>
          <style:column style:rel-width="3212*" fo:start-indent="0in" fo:end-indent="0in"/>
          <style:column style:rel-width="3214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1. Calculator</text:p>
        <text:p text:style-name="P1"><text:s text:c="4"/>- oprim calculatorul de la buton</text:p>
        <text:p text:style-name="P1"><text:s text:c="4"/>- inlocuire placa de retea default cu "PT-HOST-NM-1CGE"</text:p>
        <text:p text:style-name="P1"><text:s text:c="4"/>- pornim calculatorul de la buton</text:p>
        <text:p text:style-name="P1"><text:s text:c="4"/>- configurare IP</text:p>
        <text:p text:style-name="P1"><text:s text:c="4"/>- configurare E-MAIL</text:p>
        <text:p text:style-name="P1"/>
        <text:p text:style-name="P1">2. Switch(2960)</text:p>
        <text:p text:style-name="P1"><text:s text:c="4"/>- ne conectam cu laptop-ul printr-un cablu console</text:p>
        <text:p text:style-name="P1"><text:s text:c="8"/>la Switch</text:p>
        <text:p text:style-name="P1"><text:s text:c="4"/>- cablu: "Copper Straight-Through"(GE0 - GE0/2)</text:p>
        <text:p text:style-name="P1"/>
        <text:p text:style-name="P1">Switch&gt; enable</text:p>
        <text:p text:style-name="P1">Switch# configure terminal</text:p>
        <text:p text:style-name="P1">Switch(config)# no ip domain lookup</text:p>
        <text:p text:style-name="P1">Switch(config)# hostname SWINFO</text:p>
        <text:p text:style-name="P1">SWINFO(config)# service password-encryption</text:p>
        <text:p text:style-name="P1">SWINFO(config)# enable secret cisco12345</text:p>
        <text:p text:style-name="P1">SWINFO(config)# enable password cisco54321</text:p>
        <text:p text:style-name="P1">SWINFO(config)# banner motd "Vineri, la ora 14:00, serverul va fi oprit"</text:p>
        <text:p text:style-name="P1">SWINFO(config)# line console 0</text:p>
        <text:p text:style-name="P1">SWINFO(config-line)# password ciscoconpass</text:p>
        <text:p text:style-name="P1">SWINFO(config-line)# login</text:p>
        <text:p text:style-name="P1">SWINFO(config-line)# logging synchronous</text:p>
        <text:p text:style-name="P1">SWINFO(config-line)# exec-timeout 10 10</text:p>
        <text:p text:style-name="P1">SWINFO(config-line)# exit</text:p>
        <text:p text:style-name="P1">SWINFO(config)# line vty 0 15</text:p>
        <text:p text:style-name="P1">SWINFO(config-line)# password ciscovtypass</text:p>
        <text:p text:style-name="P1">SWINFO(config-line)# login</text:p>
        <text:p text:style-name="P1">SWINFO(config-line)# logging synchronous</text:p>
        <text:p text:style-name="P1">SWINFO(config-line)# exec-timeout 15 15</text:p>
        <text:p text:style-name="P1">SWINFO(config-line)# exit</text:p>
        <text:p text:style-name="P1">SWINFO(config)# exit</text:p>
        <text:p text:style-name="P1">SWINFO# copy running-config startup-config</text:p>
        <text:p text:style-name="P1"><text:s text:c="4"/>// apasam &lt;Enter&gt;</text:p>
        <text:p text:style-name="P1"/>
        <text:p text:style-name="P1">SWINFO# clock set 14:37:00 6 MAR 2018</text:p>
        <text:p text:style-name="P1">SWINFO# configure terminal</text:p>
        <text:p text:style-name="P1">SWINFO(config)# ip domain name info.ro</text:p>
        <text:p text:style-name="P1">SWINFO(config)# username admin privilege 15 secret adminpass1</text:p>
        <text:p text:style-name="P1">SWINFO(config)# line vty 0 15</text:p>
        <text:p text:style-name="P1">SWINFO(config-line)# transport input ssh</text:p>
        <text:p text:style-name="P1">SWINFO(config-line)# login local</text:p>
        <text:p text:style-name="P1">SWINFO(config-line)# exit</text:p>
        <text:p text:style-name="P1">SWINFO(config)# crypto key generate rsa</text:p>
        <text:p text:style-name="P1"><text:s text:c="4"/>// scriem 1024 si apasam &lt;Enter&gt;</text:p>
        <text:p text:style-name="P1">SWINFO(config)# exit</text:p>
        <text:p text:style-name="P1">SWINFO# copy running-config startup-config</text:p>
        <text:p text:style-name="P1"><text:s text:c="4"/>// apasam &lt;Enter&gt;</text:p>
        <text:p text:style-name="P1"/>
        <text:p text:style-name="P1">SWINFO(config)# interface vlan 1</text:p>
        <text:p text:style-name="P1">SWINFO(config-if)# description "Legatura cu CINFO"</text:p>
        <text:p text:style-name="P1">SWINFO(config-if)# ip address 172.17.212.34 255.255.255.224</text:p>
        <text:p text:style-name="P1">SWINFO(config-if)# no shutdown</text:p>
        <text:p text:style-name="P1">SWINFO(config-if)# exit</text:p>
        <text:p text:style-name="P1">SWINFO(config)# exit</text:p>
        <text:p text:style-name="P1">SWINFO# copy running-config startup-config</text:p>
        <text:p text:style-name="P1"><text:s text:c="4"/>// apasam &lt;Enter&gt;</text:p>
        <text:p text:style-name="P1">SWINFO# exit</text:p>
        <text:p text:style-name="P1"/>
        <text:p text:style-name="P1"><text:s text:c="4"/>- din calculator, din "Command Prompt" -&gt; rulam "ping 172.17.212.34"</text:p>
        <text:p text:style-name="P1"><text:s text:c="40"/>-&gt; rulam "ssh -l admin 172.17.212.34"</text:p>
        <text:p text:style-name="P1"/>
        <text:p text:style-name="P1">3. Router(2911)</text:p>
        <text:p text:style-name="P1"/>
        <text:p text:style-name="P1"><text:s text:c="4"/>- cablu: "Copper Straight-Through"(GE0/1 - GE0/0)</text:p>
        <text:p text:style-name="P1"><text:s text:c="4"/>- intram in terminalul laptop-ului(conectat prin cablu console la router)</text:p>
        <text:p text:style-name="P1"><text:s text:c="8"/>-&gt; click pe "OK" -&gt; scriem "no"(important), &lt;Enter&gt;, &lt;Enter&gt; si apare "Router&gt;"</text:p>
        <text:p text:style-name="P1"/>
        <text:p text:style-name="P1">Router&gt; enable</text:p>
        <text:p text:style-name="P1">Router# configure terminal</text:p>
        <text:p text:style-name="P1">Router(config)# no ip domain lookup</text:p>
        <text:p text:style-name="P1">Router(config)# hostname RINFO</text:p>
        <text:p text:style-name="P1">RINFO(config)# service password-encryption</text:p>
        <text:p text:style-name="P1">RINFO(config)# enable secret cisco12345</text:p>
        <text:p text:style-name="P1">RINFO(config)# enable password cisco54321</text:p>
        <text:p text:style-name="P1">RINFO(config)# security password min-length 10</text:p>
        <text:p text:style-name="P1">RINFO(config)# login block-for 120 attempts 3 within 30</text:p>
        <text:p text:style-name="P1">RINFO(config)# banner login "Accesul persoanelor neautorizate strict interzis"</text:p>
        <text:p text:style-name="P1">RINFO(config)# banner motd "Vineri, la ora 14:00, serverul va fi oprit"</text:p>
        <text:p text:style-name="P1">RINFO(config)# line console 0</text:p>
        <text:p text:style-name="P1">RINFO(config-line)# password ciscoconpass</text:p>
        <text:p text:style-name="P1">RINFO(config-line)# login</text:p>
        <text:p text:style-name="P1">RINFO(config-line)# logging synchronous</text:p>
        <text:p text:style-name="P1">RINFO(config-line)# exec-timeout 10 10</text:p>
        <text:p text:style-name="P1">RINFO(config-line)# exit</text:p>
        <text:p text:style-name="P1">RINFO(config)# line vty 0 15</text:p>
        <text:p text:style-name="P1">RINFO(config-line)# password ciscovtypass</text:p>
        <text:p text:style-name="P1">RINFO(config-line)# login</text:p>
        <text:p text:style-name="P1">RINFO(config-line)# logging synchronous</text:p>
        <text:p text:style-name="P1">RINFO(config-line)# exec-timeout 15 15</text:p>
        <text:p text:style-name="P1">RINFO(config-line)# exit</text:p>
        <text:p text:style-name="P1">RINFO(config)# exit</text:p>
        <text:p text:style-name="P1">RINFO# copy running-config startup-config</text:p>
        <text:p text:style-name="P1"><text:s text:c="4"/>// apasam &lt;Enter&gt;</text:p>
        <text:p text:style-name="P1"/>
        <text:p text:style-name="P1">RINFO# clock set 14:37:00 6 MAR 2018</text:p>
        <text:p text:style-name="P1">RINFO# configure terminal</text:p>
        <text:p text:style-name="P1">RINFO(config)# ip domain name info.ro</text:p>
        <text:p text:style-name="P1">RINFO(config)# username admin privilege 15 secret adminpass1</text:p>
        <text:p text:style-name="P1">RINFO(config)# line vty 0 15</text:p>
        <text:p text:style-name="P1">RINFO(config-line)# transport input ssh</text:p>
        <text:p text:style-name="P1">RINFO(config-line)# login local</text:p>
        <text:p text:style-name="P1">RINFO(config-line)# exit</text:p>
        <text:p text:style-name="P1">RINFO(config)# crypto key generate rsa</text:p>
        <text:p text:style-name="P1"><text:s text:c="4"/>// scriem 1024 si apasam &lt;Enter&gt;</text:p>
        <text:p text:style-name="P1">RINFO(config)# exit</text:p>
        <text:p text:style-name="P1">RINFO# copy running-config startup-config</text:p>
        <text:p text:style-name="P1"><text:s text:c="4"/>// apasam &lt;Enter&gt;</text:p>
        <text:p text:style-name="P1"/>
        <text:p text:style-name="P1">RINFO# configure terminal</text:p>
        <text:p text:style-name="P1">RINFO(config)# interface gigabitethernet 0/0</text:p>
        <text:p text:style-name="P1">RINFO(config-if)# description "Legatura LAN 1"</text:p>
        <text:p text:style-name="P1">RINFO(config-if)# ip address 172.17.212.33 255.255.255.224</text:p>
        <text:p text:style-name="P1">RINFO(config-if)# no shutdown</text:p>
        <text:p text:style-name="P1">RINFO(config-if)# exit</text:p>
        <text:p text:style-name="P1">RINFO(config)# exit</text:p>
        <text:p text:style-name="P1">RINFO# copy running-config startup-config</text:p>
        <text:p text:style-name="P1"><text:s text:c="4"/>// apasam &lt;Enter&gt;</text:p>
        <text:p text:style-name="P1">RINFO# exit</text:p>
        <text:p text:style-name="P1"/>
        <text:p text:style-name="P1">Router&gt; enable</text:p>
        <text:p text:style-name="P1">Router# configure terminal</text:p>
        <text:p text:style-name="P1">Router(config)# no ip domain lookup</text:p>
        <text:p text:style-name="P1">Router(config)# hostname RINFO</text:p>
        <text:p text:style-name="P1">RINFO(config)# service password-encryption</text:p>
        <text:p text:style-name="P1">RINFO(config)# enable secret cisco12345</text:p>
        <text:p text:style-name="P1">RINFO(config)# enable password cisco54321</text:p>
        <text:p text:style-name="P1">RINFO(config)# security password min-length 10</text:p>
        <text:p text:style-name="P1">RINFO(config)# login block-for 120 attempts 3 within 30</text:p>
        <text:p text:style-name="P1">RINFO(config)# banner login "Accesul persoanelor neautorizate strict interzis"</text:p>
        <text:p text:style-name="P1">RINFO(config)# banner motd "Vineri, la ora 14:00, serverul va fi oprit"</text:p>
        <text:p text:style-name="P1">RINFO(config)# line console 0</text:p>
        <text:p text:style-name="P1">RINFO(config-line)# password ciscoconpass</text:p>
        <text:p text:style-name="P1">RINFO(config-line)# login</text:p>
        <text:p text:style-name="P1">RINFO(config-line)# logging synchronous</text:p>
        <text:p text:style-name="P1">RINFO(config-line)# exec-timeout 10 10</text:p>
        <text:p text:style-name="P1">RINFO(config-line)# exit</text:p>
        <text:p text:style-name="P1">RINFO(config)# line vty 0 15</text:p>
        <text:p text:style-name="P1">RINFO(config-line)# password ciscovtypass</text:p>
        <text:p text:style-name="P1">RINFO(config-line)# login</text:p>
        <text:p text:style-name="P1">RINFO(config-line)# logging synchronous</text:p>
        <text:p text:style-name="P1">RINFO(config-line)# exec-timeout 15 15</text:p>
        <text:p text:style-name="P1">RINFO(config-line)# exit</text:p>
        <text:p text:style-name="P1">RINFO(config)# exit</text:p>
        <text:p text:style-name="P1">RINFO# copy running-config startup-config</text:p>
        <text:p text:style-name="P1"><text:s text:c="4"/>// apasam &lt;Enter&gt;</text:p>
        <text:p text:style-name="P1"/>
        <text:p text:style-name="P1">RINFO# clock set 14:37:00 6 MAR 2018</text:p>
        <text:p text:style-name="P1">RINFO# configure terminal</text:p>
        <text:p text:style-name="P1">RINFO(config)# ip domain name info.ro</text:p>
        <text:p text:style-name="P1">RINFO(config)# username admin privilege 15 secret adminpass1</text:p>
        <text:p text:style-name="P1">RINFO(config)# line vty 0 15</text:p>
        <text:p text:style-name="P1">RINFO(config-line)# transport input ssh</text:p>
        <text:p text:style-name="P1">RINFO(config-line)# login local</text:p>
        <text:p text:style-name="P1">RINFO(config-line)# exit</text:p>
        <text:p text:style-name="P1">RINFO(config)# crypto key generate rsa</text:p>
        <text:p text:style-name="P1"><text:s text:c="4"/>// scriem 1024 si apasam &lt;Enter&gt;</text:p>
        <text:p text:style-name="P1">RINFO(config)# exit</text:p>
        <text:p text:style-name="P1">RINFO# copy running-config startup-config</text:p>
        <text:p text:style-name="P1"><text:s text:c="4"/>// apasam &lt;Enter&gt;</text:p>
        <text:p text:style-name="P1"/>
        <text:p text:style-name="P1">RINFO# configure terminal</text:p>
        <text:p text:style-name="P1">RINFO(config)# interface gigabitethernet 0/0</text:p>
        <text:p text:style-name="P1">RINFO(config-if)# description "Legatura LAN 1"</text:p>
        <text:p text:style-name="P1">RINFO(config-if)# ip address 172.17.212.33 255.255.255.224</text:p>
        <text:p text:style-name="P1">RINFO(config-if)# no shutdown</text:p>
        <text:p text:style-name="P1">RINFO(config-if)# exit</text:p>
        <text:p text:style-name="P1">RINFO(config)# exit</text:p>
        <text:p text:style-name="P1">RINFO# copy running-config startup-config</text:p>
        <text:p text:style-name="P1"><text:s text:c="4"/>// apasam &lt;Enter&gt;</text:p>
        <text:p text:style-name="P1">RINFO# exit</text:p>
        <text:p text:style-name="P1"/>
        <text:p text:style-name="P1">4. Server</text:p>
        <text:p text:style-name="P1"><text:s text:c="4"/>- oprim serverul de la buton</text:p>
        <text:p text:style-name="P1"><text:s text:c="4"/>- inlocuire placa de retea default cu "PT-HOST-NM-1CGE"</text:p>
        <text:p text:style-name="P1"><text:s text:c="4"/>- pornim serverul de la buton</text:p>
        <text:p text:style-name="P1"><text:s text:c="4"/>- configurare IP</text:p>
        <text:p text:style-name="P1"><text:s text:c="4"/>- configurare E-MAIL</text:p>
        <text:p text:style-name="P1"/>
        <text:p text:style-name="P1"><text:s text:c="4"/>- cablu: "Copper Cross-Over"(legatura Router cu Server; GE0/1 - GE0)</text:p>
        <text:p text:style-name="P1"/>
        <text:p text:style-name="P1"><text:s text:c="4"/>- din laptop(conectat cu cablul serial la router):</text:p>
        <text:p text:style-name="P1"/>
        <text:p text:style-name="P1"><text:s text:c="4"/>RINFO(config)# interface GigabitEthernet 0/1</text:p>
        <text:p text:style-name="P1"><text:s text:c="4"/>RINFO(config-if)# ip address dg_server subnet_mask_server</text:p>
        <text:p text:style-name="P1"><text:s text:c="4"/>RINFO(config-if)# Description "Legatura cu SERVER"</text:p>
        <text:p text:style-name="P1"><text:s text:c="4"/>RINFO(config-if)# no shutdown</text:p>
        <text:p text:style-name="P1"><text:s text:c="4"/>RINFO(config-if)# exit</text:p>
        <text:p text:style-name="P1"><text:s text:c="4"/>RINFO(config)# exit</text:p>
        <text:p text:style-name="P1"><text:s text:c="4"/>RINFO# copy running-config startup-config</text:p>
        <text:p text:style-name="P1"><text:s text:c="4"/>RINFO# exit</text:p>
        <text:p text:style-name="P1"/>
        <text:p text:style-name="P1"><text:s text:c="4"/>- testeaza prin ping de la server la Router/Switch pana la</text:p>
        <text:p text:style-name="P1"><text:s text:c="8"/>host-uri(calculatorul/calculatoarele care beneficiaza de</text:p>
        <text:p text:style-name="P1"><text:s text:c="8"/>HTTP/DNS/E-MAIL/DHCP)</text:p>
        <text:p text:style-name="P1"/>
        <text:p text:style-name="P1"><text:s text:c="4"/>- Configurare servicii(tab "Services" la server):</text:p>
        <text:p text:style-name="P1"><text:s text:c="8"/>- HTTP - HTTP - Off</text:p>
        <text:p text:style-name="P1"><text:s text:c="15"/>- HTTPS - On</text:p>
        <text:p text:style-name="P1"/>
        <text:p text:style-name="P1"><text:s text:c="8"/>- DNS - DNS Service - On</text:p>
        <text:p text:style-name="P1"><text:s text:c="14"/>- Name: "info.ro"</text:p>
        <text:p text:style-name="P1"><text:s text:c="14"/>- Address: adresa serverului</text:p>
        <text:p text:style-name="P1"><text:s text:c="14"/>- apasa "Add"</text:p>
        <text:p text:style-name="P1"/>
        <text:p text:style-name="P1"><text:s text:c="8"/>- E-MAIL - Domain Name: "info.ro" -&gt; apasa "Set"</text:p>
        <text:p text:style-name="P1"><text:s text:c="17"/>- adauga toti userii din retele, pe rand, scriind user si password + apasa "+"</text:p>
        <text:p text:style-name="P1"/>
        <text:p text:style-name="P1"><text:s text:c="17"/>- testeaza trimitand e-mail-uri de la un calculator la altul</text:p>
        <text:p text:style-name="P1"/>
        <text:p text:style-name="P1"><text:s text:c="4"/>- Configurare DHCP</text:p>
        <text:p text:style-name="P1"><text:s text:c="8"/>Din tab-ul de "Services" -&gt; DHCP</text:p>
        <text:p text:style-name="P1"><text:s text:c="12"/>- Pool Name: "nume_retea"</text:p>
        <text:p text:style-name="P1"><text:s text:c="12"/>- Default Gateway: dg_retea</text:p>
        <text:p text:style-name="P1"><text:s text:c="12"/>- DNS: ip_server</text:p>
        <text:p text:style-name="P1"><text:s text:c="12"/>- Start IP Address: inceputul_rangeului_de_ipuri_al_retelei</text:p>
        <text:p text:style-name="P1"><text:s text:c="12"/>- Subnet Mask: sm_retea</text:p>
        <text:p text:style-name="P1"><text:s text:c="12"/>- Maximum Number of Users: capacitate_conform_reteli</text:p>
        <text:p text:style-name="P1"/>
        <text:p text:style-name="P1"><text:s text:c="12"/>- click "Add"</text:p>
        <text:p text:style-name="P1"/>
        <text:p text:style-name="P1"><text:s text:c="8"/>- din laptop(conectat cu cablul serial la router):</text:p>
        <text:p text:style-name="P1"/>
        <text:p text:style-name="P1"><text:s text:c="8"/>RINFO(config)# interface GigabitEthernet 0/0</text:p>
        <text:p text:style-name="P1"><text:s text:c="8"/>RINFO(config-if)# ip helper-address 209.165.200.254</text:p>
        <text:p text:style-name="P1"><text:s text:c="8"/>RINFO(config-if)# exit</text:p>
        <text:p text:style-name="P1"><text:s text:c="8"/>RINFO(config)# exit</text:p>
        <text:p text:style-name="P1"><text:s text:c="8"/>RINFO# copy running-config startup-config</text:p>
        <text:p text:style-name="P1"><text:s text:c="8"/>RINFO# exit</text:p>
        <text:p text:style-name="P1"/>
        <text:p text:style-name="P1"><text:s text:c="8"/>- din calculator, la IP Configuration, selectam de la "Static" la "DHCP"</text:p>
        <text:p text:style-name="P1"/>
        <text:p text:style-name="P1"><text:s text:c="8"/>- testam ca host-ul functioneaza prin ping, ssh, etc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 Osmanya" svg:font-family="'Noto Sans Osmanya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2:11:25.916885112</meta:creation-date>
    <dc:date>2018-03-20T12:14:22.026487471</dc:date>
    <meta:editing-duration>PT2M56S</meta:editing-duration>
    <meta:editing-cycles>1</meta:editing-cycles>
    <meta:document-statistic meta:table-count="0" meta:image-count="0" meta:object-count="0" meta:page-count="1" meta:paragraph-count="206" meta:word-count="882" meta:character-count="7656" meta:non-whitespace-character-count="6469"/>
    <meta:generator>LibreOffice/5.1.6.2$Linux_X86_64 LibreOffice_project/10m0$Build-2</meta:generator>
  </office:meta>
</office:document-meta>
</file>